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2a85c" officeooo:paragraph-rsid="004698f6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76685" officeooo:paragraph-rsid="00676685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80373" officeooo:paragraph-rsid="00680373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931fb" officeooo:paragraph-rsid="006931fb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a93d2" officeooo:paragraph-rsid="006a93d2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c6715" officeooo:paragraph-rsid="006c6715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ceb49" officeooo:paragraph-rsid="006ceb49" style:font-size-asian="12pt" style:font-size-complex="12pt"/>
    </style:style>
    <style:style style:name="T1" style:family="text">
      <style:text-properties officeooo:rsid="005103a3"/>
    </style:style>
    <style:style style:name="T2" style:family="text">
      <style:text-properties officeooo:rsid="0065ba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 rendu d’activités de Michael Ory</text:p>
      <text:p text:style-name="P4">du 01/<text:span text:style-name="T1">12</text:span>/2014 au <text:span text:style-name="T2">19</text:span>/<text:span text:style-name="T1">12/</text:span>2014</text:p>
      <text:p text:style-name="P2"/>
      <text:p text:style-name="P2"/>
      <text:p text:style-name="P3"/>
      <text:p text:style-name="P5">Séparation du check en deux méthodes : une appellé avant la construction du nœud et l'autre après.</text:p>
      <text:p text:style-name="P5"/>
      <text:p text:style-name="P6">Suppresspion de la surcharge de equals et hashcode dans gs-cache. Cette couche n'a pas pour rôle de comparer deux noueds différents. Cette responsabilité est pour la couche gs-mutability.</text:p>
      <text:p text:style-name="P6"/>
      <text:p text:style-name="P7">Uniformisation des dépendences, ajout d'un ts dans gs-kernel.</text:p>
      <text:p text:style-name="P7"/>
      <text:p text:style-name="P8">Déplacement de la création des nœuds par annotation dans gs-kernel. Implementation de la description de MetaAttribute, MetaRelation et SystemMap.</text:p>
      <text:p text:style-name="P9">Modification des implémentations des méthodes getMetaAttribute, getMetaRelation et getMap.</text:p>
      <text:p text:style-name="P9"/>
      <text:p text:style-name="P10">Ajout de nouvelles annotations pour prendre en charge de nouveaux types de valeur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12-12T11:50:23.998016644</dc:date>
    <meta:editing-duration>P8DT16H32M59S</meta:editing-duration>
    <meta:editing-cycles>85</meta:editing-cycles>
    <meta:generator>LibreOffice/4.2.7.2$Linux_X86_64 LibreOffice_project/420m0$Build-2</meta:generator>
    <meta:print-date>2014-09-01T12:23:56.943113723</meta:print-date>
    <meta:document-statistic meta:table-count="0" meta:image-count="0" meta:object-count="0" meta:page-count="1" meta:paragraph-count="8" meta:word-count="104" meta:character-count="729" meta:non-whitespace-character-count="633"/>
  </office:meta>
</office:document-meta>
</file>